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</office:font-face-decls>
  <office:automatic-styles>
    <style:style style:name="T1" style:family="text">
      <style:text-properties officeooo:rsid="000399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b</text:span>enim için kardeşlik, arkamı döndüğümde sırtımı kollayacak birilerinin varlığı demek. <text:span text:style-name="T1">h</text:span>ayatın<text:span text:style-name="T1">ın</text:span> en <text:span text:style-name="T1">zor</text:span> anlarında, ne yapacağını bilmediğinde bile, bir bakışıyla "buradayım" diyen adamlar. <text:span text:style-name="T1">k</text:span>an bağı olması şart değil bazen aynı acıyı yaşamış, aynı hayal kırıklıklarından geçmiş olmak daha derin bir bağ kurar. <text:span text:style-name="T1">b</text:span>iz birlikte düştük, birlikte kalktık. <text:span text:style-name="T1">y</text:span>umruk da yedik, omuz da verdik. <text:span text:style-name="T1">s</text:span>essizliği paylaşmayı öğrendik <text:span text:style-name="T1">acıyı</text:span> konuşmadan anlamayı. <text:span text:style-name="T1">o</text:span>nlarla bir odaya girdiğimde, kimin ne düşüneceğini hesaplamam gerekmiyor. <text:span text:style-name="T1">z</text:span>ayıf yanımı göstermekten korkmuyorum, çünkü yargılayan değil anlayan gözlerle bakıyorlar. <text:span text:style-name="T1">k</text:span>ardeş dediğin adam, senin en çıplak halini bilir ama o halinle de yanında kalır. <text:span text:style-name="T1">y</text:span>eri gelir tartışırsın, yeri gelir susarsın ama bir gün biri sana düşmanlık ederse, önce o sinirlenir. <text:span text:style-name="T1">i</text:span>şte o zaman anlarsın, yalnız olmadığını. Hayat bazen kavgadır, bazen mücadele, bazen yalnızlık… <text:span text:style-name="T1">a</text:span>ma sırtında kardeşinin eli varsa, hiçbir şey seni tam anlamıyla yıkamaz. <text:span text:style-name="T1">n</text:span>e yaşarsam yaşayayım, arkama baktığımda onların orada olduğunu bilmek, en büyük güvenim. <text:span text:style-name="T1">h</text:span>erkes bir gün gider belki ama gerçek kardeşler kalır. Kalmak zorunda oldukları için değil. <text:span text:style-name="T1">ç</text:span>ünkü biz birbirimizin yarasını taşıyoruz. <text:span text:style-name="T1">v</text:span>e bu bağ, hiçbir kelimeyle <text:span text:style-name="T1">de</text:span> anlatılamayacak kadar derin. <text:span text:style-name="T1">z</text:span>aman geçse de, mesafeler açılsa da, o bağ hiç kopmaz. <text:span text:style-name="T1">t</text:span>elefonu açtığında, sanki dün konuşmuşsun gibi konuşmaya devam edersin. <text:span text:style-name="T1">o</text:span>nlar senin hikayenin bir parçası değil, sen onların hikayesinin bir parçasısın. <text:span text:style-name="T1">b</text:span>irlikte yaşadığınız <text:span text:style-name="T1">bir çok an</text:span> bir hazine gibi <text:span text:style-name="T1">beyninin derinliklerinde</text:span> saklanır. <text:span text:style-name="T1">k</text:span>ardeşlik, sadece iyi günlerde yanında olmak değil. <text:span text:style-name="T1">k</text:span>ötü haberini aldığında ilk arayan, başarını kutlarken en samimi sevinendir. <text:span text:style-name="T1">p</text:span>ara verme, borç alma meselesi bile aralarında farklıdır. <text:span text:style-name="T1">ç</text:span>ünkü hesap tutmazlar, sadece verir ya da alırlar. <text:span text:style-name="T1">b</text:span>irinin sıkıntısı hepsinin sıkıntısı, birinin sevinci hepsinin sevincitir. <text:span text:style-name="T1">y</text:span>aşlandıkça anlarsın ki, dostluk gelir geçer ama kardeşlik kalır. <text:span text:style-name="T1">ç</text:span>ünkü o, bir tercih değil, bir kaderdir. <text:span text:style-name="T1">s</text:span>eçmezsin onu, bulursun <text:span text:style-name="T1">v</text:span>e bulduğunda, hayatın en değerli <text:span text:style-name="T1">şeyi</text:span> sahip olduğunu bilirsin. <text:span text:style-name="T1">i</text:span>şte gerçek kardeşlik budur koşulsuz, sonsuz vazgeçilmez bir bağ. <text:span text:style-name="T1">ö</text:span>lümün bile ayıramayacağı, hatıralarda yaşamaya devam edecek bir <text:span text:style-name="T1">bağ</text:span>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Sans NF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Sans NF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1T23:16:41.735315662</meta:creation-date>
    <dc:date>2025-07-11T23:27:47.334066866</dc:date>
    <meta:editing-duration>PT11M6S</meta:editing-duration>
    <meta:editing-cycles>1</meta:editing-cycles>
    <meta:document-statistic meta:table-count="0" meta:image-count="0" meta:object-count="0" meta:page-count="1" meta:paragraph-count="1" meta:word-count="300" meta:character-count="2178" meta:non-whitespace-character-count="1879"/>
    <meta:generator>LibreOffice/25.2.4.3$Linux_X86_64 LibreOffice_project/520$Build-3</meta:generator>
  </office:meta>
</office:document-meta>
</file>